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af2b4" officeooo:paragraph-rsid="000af2b4"/>
    </style:style>
    <style:style style:name="P2" style:family="paragraph" style:parent-style-name="Title">
      <style:text-properties officeooo:rsid="000af2b4" officeooo:paragraph-rsid="000af2b4"/>
    </style:style>
    <style:style style:name="P3" style:family="paragraph" style:parent-style-name="Heading_20_1">
      <style:text-properties officeooo:rsid="000af2b4" officeooo:paragraph-rsid="000af2b4"/>
    </style:style>
    <style:style style:name="P4" style:family="paragraph" style:parent-style-name="Heading_20_1">
      <style:text-properties officeooo:rsid="00132a28" officeooo:paragraph-rsid="00132a28"/>
    </style:style>
    <style:style style:name="P5" style:family="paragraph" style:parent-style-name="Heading_20_1">
      <style:text-properties officeooo:rsid="00132a28" officeooo:paragraph-rsid="0014cd7f"/>
    </style:style>
    <style:style style:name="P6" style:family="paragraph" style:parent-style-name="Heading_20_1">
      <style:text-properties officeooo:rsid="00132a28" officeooo:paragraph-rsid="0016e497"/>
    </style:style>
    <style:style style:name="P7" style:family="paragraph" style:parent-style-name="Heading_20_1">
      <style:text-properties officeooo:rsid="001b8dce" officeooo:paragraph-rsid="001b8dce"/>
    </style:style>
    <style:style style:name="P8" style:family="paragraph" style:parent-style-name="Heading_20_1">
      <style:text-properties officeooo:rsid="001e11f1" officeooo:paragraph-rsid="001e11f1"/>
    </style:style>
    <style:style style:name="P9" style:family="paragraph" style:parent-style-name="Text_20_body" style:list-style-name="L1">
      <style:text-properties officeooo:rsid="000af2b4" officeooo:paragraph-rsid="000af2b4"/>
    </style:style>
    <style:style style:name="P10" style:family="paragraph" style:parent-style-name="Text_20_body" style:list-style-name="L1">
      <style:text-properties officeooo:rsid="000d75cf" officeooo:paragraph-rsid="000d75cf"/>
    </style:style>
    <style:style style:name="P11" style:family="paragraph" style:parent-style-name="Text_20_body" style:list-style-name="L1">
      <style:text-properties officeooo:rsid="0011efec" officeooo:paragraph-rsid="0011efec"/>
    </style:style>
    <style:style style:name="P12" style:family="paragraph" style:parent-style-name="Text_20_body" style:list-style-name="L1">
      <style:text-properties fo:font-weight="bold" officeooo:rsid="0011efec" officeooo:paragraph-rsid="0011efec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102a9f" officeooo:paragraph-rsid="00102a9f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102a9f" officeooo:paragraph-rsid="0011efec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132a28" officeooo:paragraph-rsid="00132a28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1fbfb7" officeooo:paragraph-rsid="001fbfb7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1fbfb7" officeooo:paragraph-rsid="0020be0f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1fbfb7" officeooo:paragraph-rsid="002ab429" style:font-weight-asian="bold" style:font-weight-complex="bold"/>
    </style:style>
    <style:style style:name="P19" style:family="paragraph" style:parent-style-name="Text_20_body" style:list-style-name="L4">
      <style:text-properties fo:font-weight="bold" officeooo:rsid="0017e918" officeooo:paragraph-rsid="0017e918" style:font-weight-asian="bold" style:font-weight-complex="bold"/>
    </style:style>
    <style:style style:name="P20" style:family="paragraph" style:parent-style-name="Text_20_body" style:list-style-name="L4">
      <style:text-properties fo:font-weight="bold" officeooo:rsid="00198383" officeooo:paragraph-rsid="00198383" style:font-weight-asian="bold" style:font-weight-complex="bold"/>
    </style:style>
    <style:style style:name="P21" style:family="paragraph" style:parent-style-name="Text_20_body" style:list-style-name="L4">
      <style:text-properties fo:font-weight="bold" officeooo:rsid="001aa9d7" officeooo:paragraph-rsid="001aa9d7" style:font-weight-asian="bold" style:font-weight-complex="bold"/>
    </style:style>
    <style:style style:name="P22" style:family="paragraph" style:parent-style-name="Text_20_body" style:list-style-name="L4">
      <style:text-properties fo:font-weight="bold" officeooo:rsid="001b8dce" officeooo:paragraph-rsid="001b8dce" style:font-weight-asian="bold" style:font-weight-complex="bold"/>
    </style:style>
    <style:style style:name="P23" style:family="paragraph" style:parent-style-name="Text_20_body" style:list-style-name="L6">
      <style:text-properties fo:font-weight="bold" officeooo:paragraph-rsid="001e11f1" style:font-weight-asian="bold" style:font-weight-complex="bold"/>
    </style:style>
    <style:style style:name="P24" style:family="paragraph" style:parent-style-name="Text_20_body" style:list-style-name="L6">
      <style:text-properties fo:font-weight="bold" officeooo:paragraph-rsid="00247f32" style:font-weight-asian="bold" style:font-weight-complex="bold"/>
    </style:style>
    <style:style style:name="P25" style:family="paragraph" style:parent-style-name="Text_20_body" style:list-style-name="L8">
      <style:text-properties fo:font-weight="bold" officeooo:rsid="0027e41a" officeooo:paragraph-rsid="0027e41a" style:font-weight-asian="bold" style:font-weight-complex="bold"/>
    </style:style>
    <style:style style:name="P26" style:family="paragraph" style:parent-style-name="Text_20_body" style:list-style-name="L8">
      <style:text-properties fo:font-weight="bold" officeooo:rsid="002908f9" officeooo:paragraph-rsid="002908f9" style:font-weight-asian="bold" style:font-weight-complex="bold"/>
    </style:style>
    <style:style style:name="P27" style:family="paragraph" style:parent-style-name="Text_20_body" style:list-style-name="L1">
      <style:text-properties fo:font-weight="bold" officeooo:rsid="002ab429" officeooo:paragraph-rsid="002ab429" style:font-weight-asian="bold" style:font-weight-complex="bold"/>
    </style:style>
    <style:style style:name="P28" style:family="paragraph" style:parent-style-name="Text_20_body" style:list-style-name="L1">
      <style:text-properties officeooo:rsid="000e8752" officeooo:paragraph-rsid="000e8752"/>
    </style:style>
    <style:style style:name="P29" style:family="paragraph" style:parent-style-name="Text_20_body" style:list-style-name="L1">
      <style:text-properties officeooo:rsid="001d5606" officeooo:paragraph-rsid="001d5606"/>
    </style:style>
    <style:style style:name="P30" style:family="paragraph" style:parent-style-name="Text_20_body" style:list-style-name="L5">
      <style:text-properties officeooo:rsid="001d5606" officeooo:paragraph-rsid="001d5606"/>
    </style:style>
    <style:style style:name="P31" style:family="paragraph" style:parent-style-name="Text_20_body" style:list-style-name="L5">
      <style:text-properties officeooo:rsid="001d5606" officeooo:paragraph-rsid="001e11f1"/>
    </style:style>
    <style:style style:name="P32" style:family="paragraph" style:parent-style-name="Text_20_body" style:list-style-name="L2">
      <style:text-properties officeooo:rsid="0014cd7f" officeooo:paragraph-rsid="0014cd7f"/>
    </style:style>
    <style:style style:name="P33" style:family="paragraph" style:parent-style-name="Text_20_body" style:list-style-name="L3">
      <style:text-properties officeooo:rsid="0015da84" officeooo:paragraph-rsid="0015da84"/>
    </style:style>
    <style:style style:name="P34" style:family="paragraph" style:parent-style-name="Text_20_body" style:list-style-name="L3">
      <style:text-properties officeooo:rsid="0016e497" officeooo:paragraph-rsid="0016e497"/>
    </style:style>
    <style:style style:name="P35" style:family="paragraph" style:parent-style-name="Text_20_body" style:list-style-name="L4">
      <style:text-properties fo:font-weight="normal" officeooo:rsid="0017e918" officeooo:paragraph-rsid="0017e918" style:font-weight-asian="normal" style:font-weight-complex="normal"/>
    </style:style>
    <style:style style:name="P36" style:family="paragraph" style:parent-style-name="Text_20_body" style:list-style-name="L5">
      <style:text-properties officeooo:rsid="001b8dce" officeooo:paragraph-rsid="001b8dce"/>
    </style:style>
    <style:style style:name="P37" style:family="paragraph" style:parent-style-name="Text_20_body" style:list-style-name="L6">
      <style:text-properties officeooo:paragraph-rsid="001e11f1"/>
    </style:style>
    <style:style style:name="P38" style:family="paragraph" style:parent-style-name="Text_20_body" style:list-style-name="L6">
      <style:text-properties fo:font-style="normal" fo:font-weight="bold" officeooo:rsid="00247f32" officeooo:paragraph-rsid="00247f32" style:font-style-asian="normal" style:font-weight-asian="bold" style:font-style-complex="normal" style:font-weight-complex="bold"/>
    </style:style>
    <style:style style:name="P39" style:family="paragraph" style:parent-style-name="Text_20_body" style:list-style-name="L7">
      <style:text-properties fo:font-style="normal" officeooo:paragraph-rsid="00263206" style:font-style-asian="normal" style:font-style-complex="normal"/>
    </style:style>
    <style:style style:name="P40" style:family="paragraph" style:parent-style-name="Text_20_body" style:list-style-name="L1">
      <style:text-properties officeooo:rsid="002ab429" officeooo:paragraph-rsid="002ab429"/>
    </style:style>
    <style:style style:name="T1" style:family="text">
      <style:text-properties officeooo:rsid="000beea4"/>
    </style:style>
    <style:style style:name="T2" style:family="text">
      <style:text-properties officeooo:rsid="000d75cf"/>
    </style:style>
    <style:style style:name="T3" style:family="text">
      <style:text-properties officeooo:rsid="000e875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752" style:font-weight-asian="bold" style:font-weight-complex="bold"/>
    </style:style>
    <style:style style:name="T6" style:family="text">
      <style:text-properties fo:font-weight="bold" officeooo:rsid="000beea4" style:font-weight-asian="bold" style:font-weight-complex="bold"/>
    </style:style>
    <style:style style:name="T7" style:family="text">
      <style:text-properties fo:font-weight="bold" officeooo:rsid="000d75cf" style:font-weight-asian="bold" style:font-weight-complex="bold"/>
    </style:style>
    <style:style style:name="T8" style:family="text">
      <style:text-properties fo:font-weight="bold" officeooo:rsid="001e11f1" style:font-weight-asian="bold" style:font-weight-complex="bold"/>
    </style:style>
    <style:style style:name="T9" style:family="text">
      <style:text-properties fo:font-weight="bold" officeooo:rsid="0021b866" style:font-weight-asian="bold" style:font-weight-complex="bold"/>
    </style:style>
    <style:style style:name="T10" style:family="text">
      <style:text-properties fo:font-weight="bold" officeooo:rsid="0026320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1efec" style:font-weight-asian="normal" style:font-weight-complex="normal"/>
    </style:style>
    <style:style style:name="T13" style:family="text">
      <style:text-properties fo:font-weight="normal" officeooo:rsid="0020be0f" style:font-weight-asian="normal" style:font-weight-complex="normal"/>
    </style:style>
    <style:style style:name="T14" style:family="text">
      <style:text-properties fo:font-weight="normal" officeooo:rsid="0021b866" style:font-weight-asian="normal" style:font-weight-complex="normal"/>
    </style:style>
    <style:style style:name="T15" style:family="text">
      <style:text-properties fo:font-weight="normal" officeooo:rsid="00232b9c" style:font-weight-asian="normal" style:font-weight-complex="normal"/>
    </style:style>
    <style:style style:name="T16" style:family="text">
      <style:text-properties fo:font-weight="normal" officeooo:rsid="00247f32" style:font-weight-asian="normal" style:font-weight-complex="normal"/>
    </style:style>
    <style:style style:name="T17" style:family="text">
      <style:text-properties fo:font-weight="normal" officeooo:rsid="00263206" style:font-weight-asian="normal" style:font-weight-complex="normal"/>
    </style:style>
    <style:style style:name="T18" style:family="text">
      <style:text-properties fo:font-weight="normal" officeooo:rsid="0029c6d9" style:font-weight-asian="normal" style:font-weight-complex="normal"/>
    </style:style>
    <style:style style:name="T19" style:family="text">
      <style:text-properties fo:font-weight="normal" officeooo:rsid="002ab429" style:font-weight-asian="normal" style:font-weight-complex="normal"/>
    </style:style>
    <style:style style:name="T20" style:family="text">
      <style:text-properties officeooo:rsid="0011efec"/>
    </style:style>
    <style:style style:name="T21" style:family="text">
      <style:text-properties officeooo:rsid="0014cd7f"/>
    </style:style>
    <style:style style:name="T22" style:family="text">
      <style:text-properties officeooo:rsid="0016e497"/>
    </style:style>
    <style:style style:name="T23" style:family="text">
      <style:text-properties officeooo:rsid="001d5606"/>
    </style:style>
    <style:style style:name="T24" style:family="text">
      <style:text-properties officeooo:rsid="001e11f1"/>
    </style:style>
    <style:style style:name="T25" style:family="text">
      <style:text-properties style:text-position="super 58%" fo:font-weight="normal" style:font-weight-asian="normal" style:font-weight-complex="normal"/>
    </style:style>
    <style:style style:name="T26" style:family="text">
      <style:text-properties style:text-position="super 58%" fo:font-weight="normal" officeooo:rsid="0020be0f" style:font-weight-asian="normal" style:font-weight-complex="normal"/>
    </style:style>
    <style:style style:name="T27" style:family="text">
      <style:text-properties officeooo:rsid="0020be0f"/>
    </style:style>
    <style:style style:name="T28" style:family="text">
      <style:text-properties officeooo:rsid="0021b866"/>
    </style:style>
    <style:style style:name="T29" style:family="text">
      <style:text-properties officeooo:rsid="00232b9c"/>
    </style:style>
    <style:style style:name="T30" style:family="text">
      <style:text-properties officeooo:rsid="00247f32"/>
    </style:style>
    <style:style style:name="T31" style:family="text">
      <style:text-properties officeooo:rsid="0026320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nux Shell :<text:line-break/>Cheat Sheet</text:p>
      <text:p text:style-name="P1"/>
      <text:h text:style-name="P3" text:outline-level="1">1. Manipulation de fichiers</text:h>
      <text:list xml:id="list518630017" text:style-name="L1">
        <text:list-item>
          <text:p text:style-name="P9"><text:span text:style-name="T5">l</text:span><text:span text:style-name="T4">s</text:span> <text:span text:style-name="T3">[REPERTOIRE]</text:span> : affiche la liste des fichiers dans un répertoire </text:p>
          <text:list>
            <text:list-item>
              <text:p text:style-name="P9"><text:span text:style-name="T4">-</text:span><text:span text:style-name="T6">a</text:span><text:span text:style-name="T1"> : affiche les fichiers cachés (.)</text:span></text:p>
            </text:list-item>
            <text:list-item>
              <text:p text:style-name="P9"><text:span text:style-name="T4">-</text:span><text:span text:style-name="T7">l</text:span><text:span text:style-name="T2"> : affiches le propriétaire des fichiers</text:span></text:p>
            </text:list-item>
          </text:list>
        </text:list-item>
        <text:list-item>
          <text:p text:style-name="P10"><text:span text:style-name="T4">touch</text:span> <text:span text:style-name="T3">FICHIER</text:span> : créer un fichier</text:p>
        </text:list-item>
        <text:list-item>
          <text:p text:style-name="P11"><text:span text:style-name="T4">mkdir</text:span> REPERTOIRE : créer un répertoire</text:p>
        </text:list-item>
        <text:list-item>
          <text:p text:style-name="P11"><text:span text:style-name="T4">mv</text:span> SOURCE DESTINATION : déplace un fichier</text:p>
        </text:list-item>
        <text:list-item>
          <text:p text:style-name="P12">rm <text:span text:style-name="T11">FICHIER/REPERTOIRE</text:span> <text:span text:style-name="T11">: supprime un fichier</text:span></text:p>
          <text:list>
            <text:list-item>
              <text:p text:style-name="P12">-d <text:span text:style-name="T11">: supprime un répertoire vide</text:span></text:p>
            </text:list-item>
            <text:list-item>
              <text:p text:style-name="P12">-r <text:span text:style-name="T11">: supprime tous les fichiers d’un répertoire</text:span></text:p>
            </text:list-item>
          </text:list>
        </text:list-item>
        <text:list-item>
          <text:p text:style-name="P28"><text:span text:style-name="T4">grep</text:span> PATTERN FICHIER : affiche les lignes comprenant un certain pattern d’un fichier</text:p>
        </text:list-item>
        <text:list-item>
          <text:p text:style-name="P40"><text:span text:style-name="T4">cd </text:span>REPERTOIRE : change le répertoire actuel</text:p>
        </text:list-item>
        <text:list-item>
          <text:p text:style-name="P40"><text:span text:style-name="T4">pwd</text:span> : affiche le répertoire actuel</text:p>
        </text:list-item>
        <text:list-item>
          <text:p text:style-name="P29"><text:span text:style-name="T4">cp</text:span> SOURCE DESTINATION : copie un fichier</text:p>
        </text:list-item>
        <text:list-item>
          <text:p text:style-name="P28"><text:span text:style-name="T4">echo</text:span> MESSAGE : affiche un texte</text:p>
        </text:list-item>
        <text:list-item>
          <text:p text:style-name="P28"><text:span text:style-name="T4">vi</text:span> FICHIER : ouvre un fichier sous l’utilitaire d’écriture VIM</text:p>
          <text:list>
            <text:list-item>
              <text:p text:style-name="P28"><text:span text:style-name="T4">I</text:span> : éditer le fichiers</text:p>
            </text:list-item>
            <text:list-item>
              <text:p text:style-name="P28"><text:span text:style-name="T4">ESC</text:span> : revenir au menu</text:p>
            </text:list-item>
            <text:list-item>
              <text:p text:style-name="P28"><text:span text:style-name="T4">W</text:span> : sauvegarder le fichier</text:p>
            </text:list-item>
            <text:list-item>
              <text:p text:style-name="P28"><text:span text:style-name="T4">Q</text:span> : quitter l’éditeur</text:p>
            </text:list-item>
          </text:list>
        </text:list-item>
        <text:list-item>
          <text:p text:style-name="P13">tail<text:span text:style-name="T11"> FICHIER : affiche la dernière ligne d’un fichier</text:span></text:p>
          <text:list>
            <text:list-item>
              <text:p text:style-name="P14">-n <text:span text:style-name="T11">N : affiche les n dernières lignes d’un fichier </text:span></text:p>
            </text:list-item>
          </text:list>
        </text:list-item>
        <text:list-item>
          <text:p text:style-name="P14"><text:span text:style-name="T20">head</text:span><text:span text:style-name="T11"> FICHIER : affiche la </text:span><text:span text:style-name="T12">première</text:span><text:span text:style-name="T11"> ligne d’un fichier</text:span></text:p>
          <text:list>
            <text:list-item>
              <text:p text:style-name="P14">-n<text:span text:style-name="T11"> N : affiche les n </text:span><text:span text:style-name="T12">première</text:span><text:span text:style-name="T11">s lignes d’un fichier </text:span></text:p>
            </text:list-item>
          </text:list>
        </text:list-item>
        <text:list-item>
          <text:p text:style-name="P12">adduser<text:span text:style-name="T11"> UTILISATEUR : ajoute un utilisateur au système</text:span></text:p>
        </text:list-item>
        <text:list-item>
          <text:p text:style-name="P12">addgroup<text:span text:style-name="T11"> GROUPE : ajoute un groupe au système</text:span></text:p>
        </text:list-item>
        <text:list-item>
          <text:p text:style-name="P15"><text:soft-page-break/>chown<text:span text:style-name="T11"> UTILISATEUR FICHIER : change l’utilisateur propriétaire d’un fichier</text:span></text:p>
        </text:list-item>
        <text:list-item>
          <text:p text:style-name="P15">chgrp<text:span text:style-name="T11"> GROUPE FICHIER : change le groupe propriétaire d’un fichier</text:span></text:p>
        </text:list-item>
        <text:list-item>
          <text:p text:style-name="P15">umask<text:span text:style-name="T11"> MASQUE : change le masque d’autorisation par défaut à la création des fichiers</text:span></text:p>
          <text:list>
            <text:list-item>
              <text:p text:style-name="P15">MASQUE<text:span text:style-name="T11"> : utilisateur </text:span><text:span text:style-name="T18">(u)</text:span><text:span text:style-name="T11"> / groupe </text:span><text:span text:style-name="T18">(g)</text:span><text:span text:style-name="T11"> / autre </text:span><text:span text:style-name="T18">(o)</text:span><text:span text:style-name="T11"> ⇒ lecture (</text:span><text:span text:style-name="T13">+</text:span><text:span text:style-name="T11">4) / écriture (</text:span><text:span text:style-name="T13">+</text:span><text:span text:style-name="T11">2) / exécution (</text:span><text:span text:style-name="T13">+</text:span><text:span text:style-name="T11">1)</text:span></text:p>
            </text:list-item>
          </text:list>
        </text:list-item>
        <text:list-item>
          <text:p text:style-name="P27">who <text:span text:style-name="T11">: affiche les utilisateurs du systèmes</text:span></text:p>
        </text:list-item>
        <text:list-item>
          <text:p text:style-name="P27">whoami<text:span text:style-name="T11"> : affiche l’utilisateur actuel du système</text:span></text:p>
        </text:list-item>
        <text:list-item>
          <text:p text:style-name="P16">OPERATEURS<text:span text:style-name="T11"> :</text:span></text:p>
          <text:list>
            <text:list-item>
              <text:p text:style-name="P16"><text:span text:style-name="T11">COMMANDE </text:span>&gt;<text:span text:style-name="T11"> FICHIER : écrit le résultat de la commande dans un fichier (écrase le contenu du fichier)</text:span></text:p>
            </text:list-item>
            <text:list-item>
              <text:p text:style-name="P16"><text:span text:style-name="T11">COMMANDE </text:span>&gt;&gt;<text:span text:style-name="T11"> FICHIER : écrit le résultat de la commande dans un fichier (ajoute au contenu du fichier)</text:span></text:p>
            </text:list-item>
            <text:list-item>
              <text:p text:style-name="P18"><text:span text:style-name="T11">COMMANDE &lt; FICHIER : </text:span><text:span text:style-name="T19">utilise le contenu d’un fichier comme paramètre de la commande</text:span></text:p>
            </text:list-item>
            <text:list-item>
              <text:p text:style-name="P17"><text:span text:style-name="T11">COMMANDE1 </text:span>|<text:span text:style-name="T11"> COMMANDE2 : applique le résultat de la 1</text:span><text:span text:style-name="T25">re</text:span><text:span text:style-name="T11"> commande comme paramètre à la 2</text:span><text:span text:style-name="T25">e</text:span><text:span text:style-name="T11"> commande</text:span></text:p>
            </text:list-item>
            <text:list-item>
              <text:p text:style-name="P17"><text:span text:style-name="T11">COMMANDE1 </text:span><text:span text:style-name="T27">&amp;&amp;</text:span><text:span text:style-name="T11"> COMMANDE2 : </text:span><text:span text:style-name="T13">exécute la 2</text:span><text:span text:style-name="T26">e</text:span><text:span text:style-name="T13"> commande si la 1</text:span><text:span text:style-name="T26">re</text:span><text:span text:style-name="T13"> ne produit pas d’erreurs</text:span></text:p>
            </text:list-item>
          </text:list>
        </text:list-item>
      </text:list>
      <text:h text:style-name="P4" text:outline-level="1">2. Les processus</text:h>
      <text:list xml:id="list3073388971" text:style-name="L2">
        <text:list-item>
          <text:p text:style-name="P32"><text:span text:style-name="T4">ps</text:span> : affiche les processus actifs sur le système</text:p>
          <text:list>
            <text:list-item>
              <text:p text:style-name="P32"><text:span text:style-name="T4">-e</text:span> : affiche les processus en utilisant la syntaxe standard</text:p>
            </text:list-item>
            <text:list-item>
              <text:p text:style-name="P32"><text:span text:style-name="T4">-ejH</text:span> : affiche un arbre des processus actifs sur le système</text:p>
            </text:list-item>
          </text:list>
        </text:list-item>
        <text:list-item>
          <text:p text:style-name="P32"><text:span text:style-name="T4">kill</text:span> PROCESSUS_ID : arrête un processus</text:p>
          <text:list>
            <text:list-item>
              <text:p text:style-name="P32"><text:span text:style-name="T4">-s</text:span> [SIGNAL] : envoie un certain signal (une action) au processus</text:p>
            </text:list-item>
            <text:list-item>
              <text:p text:style-name="P32"><text:span text:style-name="T4">-l </text:span>: affiche la liste des signaux possibles</text:p>
            </text:list-item>
          </text:list>
        </text:list-item>
      </text:list>
      <text:h text:style-name="P5" text:outline-level="1"><text:span text:style-name="T21">3</text:span>. <text:span text:style-name="T21">Installation de programmes</text:span></text:h>
      <text:list xml:id="list1939483026" text:style-name="L3">
        <text:list-item>
          <text:p text:style-name="P33"><text:span text:style-name="T4">sudo</text:span> COMMANDE : exécute une commande en tant qu’administrateur</text:p>
        </text:list-item>
        <text:list-item>
          <text:p text:style-name="P33"><text:span text:style-name="T4">apt</text:span> : </text:p>
          <text:list>
            <text:list-item>
              <text:p text:style-name="P34"><text:span text:style-name="T4">install</text:span> PACKAGE : installe un package</text:p>
            </text:list-item>
            <text:list-item>
              <text:p text:style-name="P34"><text:span text:style-name="T4">update</text:span> PACKAGE : met à jour un package</text:p>
            </text:list-item>
            <text:list-item>
              <text:p text:style-name="P34"><text:span text:style-name="T4">list</text:span> : affiche une liste de tous les packages installés sur le système et de leur version</text:p>
            </text:list-item>
          </text:list>
        </text:list-item>
      </text:list>
      <text:h text:style-name="P6" text:outline-level="1"><text:soft-page-break/><text:span text:style-name="T22">4</text:span>. <text:span text:style-name="T22">Utilitaires réseau</text:span></text:h>
      <text:list xml:id="list1341308498" text:style-name="L4">
        <text:list-item>
          <text:p text:style-name="P19">ip addr <text:span text:style-name="T11">: affiche les adresses ip des interfaces du système</text:span></text:p>
        </text:list-item>
        <text:list-item>
          <text:p text:style-name="P19">ping<text:span text:style-name="T11"> IP_ADRESSE : envoie une requête à une interface</text:span></text:p>
          <text:list>
            <text:list-item>
              <text:p text:style-name="P35">-i INTERVALLE : sépare chaque paquet par un intervalle de temps</text:p>
            </text:list-item>
          </text:list>
        </text:list-item>
        <text:list-item>
          <text:p text:style-name="P20">arp<text:span text:style-name="T11"> : affiche la table ARP du système (ensemble des adresses MAC contenu dans la machine)</text:span></text:p>
        </text:list-item>
        <text:list-item>
          <text:p text:style-name="P20">route<text:span text:style-name="T11"> : affiche la table de routage disponible du système</text:span></text:p>
        </text:list-item>
        <text:list-item>
          <text:p text:style-name="P21">traceroute<text:span text:style-name="T11"> HOST: affiche la liste des réseaux nécessaire au ping entre le système et l’interface ciblé</text:span></text:p>
        </text:list-item>
        <text:list-item>
          <text:p text:style-name="P22">netstat <text:span text:style-name="T11">: affiche les connections réseaux, la table de routage, les statistiques interfaces et d’autres statistiques</text:span></text:p>
        </text:list-item>
      </text:list>
      <text:h text:style-name="P7" text:outline-level="1">5. Connexion à distance et transferts de fichiers</text:h>
      <text:list xml:id="list3182575477" text:style-name="L5">
        <text:list-item>
          <text:p text:style-name="P36"><text:span text:style-name="T4">telnet</text:span> HOST : établit une connexion TELNET avec une interface distante</text:p>
        </text:list-item>
        <text:list-item>
          <text:p text:style-name="P36"><text:span text:style-name="T4">ssh</text:span> HOST : établit une connexion SSH avec une interface distante ; une connexion plus sécurisé<text:span text:style-name="T23">e</text:span> et crypté<text:span text:style-name="T23">e lorsque elle est utilisée dans un réseau non-sécurisé.</text:span></text:p>
        </text:list-item>
        <text:list-item>
          <text:p text:style-name="P30"><text:span text:style-name="T4">scp</text:span> [<text:a xlink:type="simple" xlink:href="mailto:UTILISATEUR@IP_SOURCE" text:style-name="Internet_20_link" text:visited-style-name="Visited_20_Internet_20_Link">UTILISATEUR@IP_SOURCE</text:a>] SOURCE [<text:a xlink:type="simple" xlink:href="mailto:UTILISATEUR@IP_DESTINATION" text:style-name="Internet_20_link" text:visited-style-name="Visited_20_Internet_20_Link">UTILISATEUR@IP_DESTINATION</text:a>] DESTINATION : copie un fichier sur des machines distantes (transfert de fichiers)</text:p>
        </text:list-item>
        <text:list-item>
          <text:p text:style-name="P31"><text:span text:style-name="T4">s</text:span><text:span text:style-name="T8">ftp</text:span> [<text:a xlink:type="simple" xlink:href="mailto:UTILISATEUR@IP_SOURCE" text:style-name="Internet_20_link" text:visited-style-name="Visited_20_Internet_20_Link">UTILISATEUR@IP_SOURCE</text:a>] SOURCE [<text:a xlink:type="simple" xlink:href="mailto:UTILISATEUR@IP_DESTINATION" text:style-name="Internet_20_link" text:visited-style-name="Visited_20_Internet_20_Link">UTILISATEUR@IP_DESTINATION</text:a>] DESTINATION : copie un fichier sur des machines distantes (transfert de fichiers) <text:span text:style-name="T24">via un programme interactif</text:span></text:p>
        </text:list-item>
      </text:list>
      <text:h text:style-name="P8" text:outline-level="1">6. Fichiers de configuration</text:h>
      <text:list xml:id="list185522240" text:style-name="L6">
        <text:list-item>
          <text:p text:style-name="P37"><text:span text:style-name="T4">/</text:span><text:span text:style-name="T9">etc</text:span><text:span text:style-name="T28"> : configuration du système (répertoire)</text:span></text:p>
        </text:list-item>
        <text:list-item>
          <text:p text:style-name="P37"><text:span text:style-name="T4">/etc/networks</text:span> : <text:span text:style-name="T28">réseaux connus</text:span></text:p>
        </text:list-item>
        <text:list-item>
          <text:p text:style-name="P23">/etc/hosts : <text:span text:style-name="T14">adresses DNS (les noms d’hôtes connus par le système)</text:span></text:p>
        </text:list-item>
        <text:list-item>
          <text:p text:style-name="P23">/etc/host.conf <text:span text:style-name="T11">: </text:span><text:span text:style-name="T15">options de configuration de la librairie standard de C sur le système</text:span></text:p>
        </text:list-item>
        <text:list-item>
          <text:p text:style-name="P37"><text:span text:style-name="T4">/etc/resolv.conf </text:span>: <text:span text:style-name="T29">options de configuration de la gestion DNS du système</text:span></text:p>
        </text:list-item>
        <text:list-item>
          <text:p text:style-name="P23">/etc/services <text:span text:style-name="T11">: </text:span><text:span text:style-name="T15">liste des services, de leur port, du protocole utilisé et d’informations supplémentaires</text:span></text:p>
        </text:list-item>
        <text:list-item>
          <text:p text:style-name="P23">/etc/sysconfig <text:span text:style-name="T11">: </text:span><text:span text:style-name="T15">scripts et fichiers de configuration du système (répertoire)</text:span></text:p>
        </text:list-item>
        <text:list-item>
          <text:p text:style-name="P38">/etc/default <text:span text:style-name="T11">: configuration par défaut du système</text:span></text:p>
        </text:list-item>
        <text:list-item>
          <text:p text:style-name="P23">/etc/default/useradd <text:span text:style-name="T11">: </text:span><text:span text:style-name="T16">configuration par défaut des utilisateurs à leur création</text:span></text:p>
        </text:list-item>
        <text:list-item>
          <text:p text:style-name="P37"><text:span text:style-name="T4">/etc/passwd :</text:span> <text:span text:style-name="T30">attributs des utilisateurs</text:span> <text:s text:c="16"/></text:p>
        </text:list-item>
        <text:list-item>
          <text:p text:style-name="P23">/etc/shadow <text:span text:style-name="T11">: </text:span><text:span text:style-name="T16">attributs confidentiels des utilisateurs (mots de passe)</text:span></text:p>
        </text:list-item>
        <text:list-item>
          <text:p text:style-name="P24"><text:soft-page-break/>/etc/group <text:span text:style-name="T11">: </text:span><text:span text:style-name="T16">attributs des groupes d’utilisateurs</text:span><text:span text:style-name="T11"> <text:s/></text:span></text:p>
        </text:list-item>
        <text:list-item>
          <text:p text:style-name="P23">/etc/fstab <text:span text:style-name="T11">: </text:span><text:span text:style-name="T16">informations statiques du système (système des fichiers, points de montage, options de montage)</text:span></text:p>
        </text:list-item>
        <text:list-item>
          <text:p text:style-name="P23">/etc/rsyslog.conf <text:span text:style-name="T11">: </text:span><text:span text:style-name="T17">règles des journaux de requête et des permissions au sein du système</text:span></text:p>
        </text:list-item>
        <text:list-item>
          <text:p text:style-name="P23">/etc/sudoers <text:span text:style-name="T11">: </text:span><text:span text:style-name="T17">permissions accordées à la commande « sudo »</text:span></text:p>
        </text:list-item>
      </text:list>
      <text:h text:style-name="P8" text:outline-level="1">7. Logs</text:h>
      <text:list xml:id="list354591412" text:style-name="L7">
        <text:list-item>
          <text:p text:style-name="P39"><text:span text:style-name="T4">/</text:span><text:span text:style-name="T10">var/log</text:span><text:span text:style-name="T31"> : journaux de requêtes (log) du système</text:span></text:p>
        </text:list-item>
        <text:list-item>
          <text:p text:style-name="P39"><text:span text:style-name="T4">/</text:span><text:span text:style-name="T10">var/log/messages</text:span><text:span text:style-name="T31"> : messages globaux du système</text:span></text:p>
        </text:list-item>
      </text:list>
      <text:h text:style-name="P8" text:outline-level="1">8. Gestion de services</text:h>
      <text:list xml:id="list858969848" text:style-name="L8">
        <text:list-item>
          <text:p text:style-name="P25">systemctl <text:span text:style-name="T11">COMMANDE</text:span> : <text:span text:style-name="T11">exécute une commande en</text:span> <text:span text:style-name="T11">contrôlant le système systemd et gère le gestionnaire de services</text:span></text:p>
        </text:list-item>
        <text:list-item>
          <text:p text:style-name="P25">systemctl list-unit-files<text:span text:style-name="T11"> : liste l’ensemble des fichiers du système</text:span></text:p>
          <text:list>
            <text:list-item>
              <text:p text:style-name="P25">--type<text:span text:style-name="T11"> TYPE : liste uniquement les fichiers d’uncertain type</text:span></text:p>
            </text:list-item>
          </text:list>
        </text:list-item>
        <text:list-item>
          <text:p text:style-name="P26">systemctl start<text:span text:style-name="T11"> SERVICE : démarre une unité ou un service au sein du système</text:span></text:p>
        </text:list-item>
        <text:list-item>
          <text:p text:style-name="P26">xxx.target<text:span text:style-name="T11"> : fichier qui comprend un groupe de plusieurs unités ou services ; permet de cibler des groupes entier d’unité d’un coup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4T19:34:57.605000000</dc:date>
    <meta:editing-duration>PT18M30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4" meta:paragraph-count="90" meta:word-count="945" meta:character-count="5473" meta:non-whitespace-character-count="4677"/>
  </office:meta>
</office:document-meta>
</file>